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453.46pt" svg:height="255.23pt" svg:x="471.63pt" svg:y="32.37pt">
            <loext:p draw:notify-on-update-of-ranges="Sheet1.A29:Sheet1.A29 Sheet1.C29:Sheet1.F29 Sheet1.A30:Sheet1.A30 Sheet1.C30:Sheet1.F30 Sheet1.A31:Sheet1.A31 Sheet1.C31:Sheet1.F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rah Woo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al Project</text:p>
          </table:table-cell>
          <table:table-cell office:value-type="string" calcext:value-type="string">
            <text:p>C#, AS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Point Values</text:p>
          </table:table-cell>
          <table:table-cell office:value-type="string" calcext:value-type="string">
            <text:p>Points Earn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llo Worl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 Tabl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map &amp; Nav Menu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n /Regist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my Data Entr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s/Permiss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/U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p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 Functio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VC for Dat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line Document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I Refinement/C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llow Pages/Error Pages/Do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nt pages for Admi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s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 Databa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NUS: Notification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ints this Deliverable</text:p>
          </table:table-cell>
          <table:table-cell/>
          <table:table-cell table:formula="of:=SUM([.C9:.C27])" office:value-type="float" office:value="13" calcext:value-type="float">
            <text:p>13</text:p>
          </table:table-cell>
          <table:table-cell table:formula="of:=SUM([.D9:.D27])" office:value-type="float" office:value="10" calcext:value-type="float">
            <text:p>10</text:p>
          </table:table-cell>
          <table:table-cell table:formula="of:=SUM([.E9:.E27])" office:value-type="float" office:value="10" calcext:value-type="float">
            <text:p>10</text:p>
          </table:table-cell>
          <table:table-cell table:formula="of:=SUM([.F9:.F27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ints Earned</text:p>
          </table:table-cell>
          <table:table-cell/>
          <table:table-cell table:formula="of:=(SUM([.C9:.C27]))" office:value-type="float" office:value="13" calcext:value-type="float">
            <text:p>13</text:p>
          </table:table-cell>
          <table:table-cell table:formula="of:=[.C30]+[.D29]" office:value-type="float" office:value="23" calcext:value-type="float">
            <text:p>23</text:p>
          </table:table-cell>
          <table:table-cell table:formula="of:=[.D30]+[.E29]" office:value-type="float" office:value="33" calcext:value-type="float">
            <text:p>33</text:p>
          </table:table-cell>
          <table:table-cell table:formula="of:=[.E30]+[.F29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Points</text:p>
          </table:table-cell>
          <table:table-cell table:formula="of:=SUM([.B9:.B26])" office:value-type="float" office:value="47" calcext:value-type="float">
            <text:p>47</text:p>
          </table:table-cell>
          <table:table-cell table:formula="of:=[.B31]" office:value-type="float" office:value="47" calcext:value-type="float">
            <text:p>47</text:p>
          </table:table-cell>
          <table:table-cell table:formula="of:=[.B31]" office:value-type="float" office:value="47" calcext:value-type="float">
            <text:p>47</text:p>
          </table:table-cell>
          <table:table-cell table:formula="of:=[.B31]" office:value-type="float" office:value="47" calcext:value-type="float">
            <text:p>47</text:p>
          </table:table-cell>
          <table:table-cell table:formula="of:=[.B31]" office:value-type="float" office:value="47" calcext:value-type="float">
            <text:p>47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7.6pt" fo:margin-bottom="21.6pt" fo:margin-left="21.6pt" fo:margin-right="21.6pt" style:shadow="none" fo:background-color="transparent" style:scale-to-pages="1" style:print="charts drawings objects">
        <style:background-image/>
      </style:page-layout-properties>
      <style:header-style>
        <style:header-footer-properties fo:min-height="28.09pt" fo:margin-left="0pt" fo:margin-right="0pt" fo:margin-bottom="0pt"/>
      </style:header-style>
      <style:footer-style>
        <style:header-footer-properties fo:min-height="28.0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Sarah Wood</meta:initial-creator>
    <meta:creation-date>2016-08-02T09:55:19Z</meta:creation-date>
    <dc:date>2016-09-27T12:44:17.226000000</dc:date>
    <meta:editing-cycles>7</meta:editing-cycles>
    <meta:editing-duration>PT2H12M30S</meta:editing-duration>
    <meta:print-date>2016-09-27T12:42:38.881000000</meta:print-date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a0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deep="true" chart:auto-position="true" chart:auto-size="true" chart:treat-empty-cells="leave-gap" chart:series-source="rows" chart:right-angled-axes="tru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stroke="solid" svg:stroke-width="0.018cm" svg:stroke-color="#b3b3b3" draw:fill-color="#cccccc"/>
    </style:style>
  </office:automatic-styles>
  <office:body>
    <office:chart>
      <chart:chart svg:width="15.997cm" svg:height="9.004cm" xlink:href=".." xlink:type="simple" chart:class="chart:bar" chart:style-name="ch1">
        <chart:title svg:x="6.923cm" svg:y="0.315cm" chart:style-name="ch2">
          <text:p>Burn Chart</text:p>
        </chart:title>
        <chart:legend chart:legend-position="end" svg:x="12.146cm" svg:y="3.705cm" style:legend-expansion="high" chart:style-name="ch3"/>
        <chart:plot-area chart:style-name="ch4" table:cell-range-address="Sheet1.A29:Sheet1.A31 Sheet1.C29:Sheet1.F31" chart:data-source-has-labels="column" svg:x="0.319cm" svg:y="1.328cm" svg:width="11.508cm" svg:height="7.496cm" dr3d:transform="matrix (0.99564446382742 -0.029808720977665 -0.088337657901286 0.0368334288445046 0.996194774593609 0.0789890472910287 0.0856469507301089 -0.0818987864749126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0.814cm" svg:y="1.328cm" svg:width="10.971cm" svg:height="6.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z" chart:name="primary-z" chart:style-name="ch8">
            <chart:grid chart:style-name="ch6" chart:class="major"/>
          </chart:axis>
          <chart:series chart:style-name="ch9" chart:values-cell-range-address="Sheet1.C29:Sheet1.F29" chart:label-cell-address="Sheet1.A29:Sheet1.A29" chart:class="chart:bar">
            <chart:data-point chart:repeated="4"/>
          </chart:series>
          <chart:series chart:style-name="ch10" chart:values-cell-range-address="Sheet1.C30:Sheet1.F30" chart:label-cell-address="Sheet1.A30:Sheet1.A30" chart:class="chart:bar">
            <chart:data-point chart:repeated="4"/>
          </chart:series>
          <chart:series chart:style-name="ch11" chart:values-cell-range-address="Sheet1.C31:Sheet1.F31" chart:label-cell-address="Sheet1.A31:Sheet1.A3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Points this Deliverable</text:p>
                <draw:g>
                  <svg:desc>Sheet1.A29:Sheet1.A29</svg:desc>
                </draw:g>
              </table:table-cell>
              <table:table-cell office:value-type="float" office:value="13">
                <text:p>13</text:p>
                <draw:g>
                  <svg:desc>Sheet1.C29:Sheet1.F2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oints Earned</text:p>
                <draw:g>
                  <svg:desc>Sheet1.A30:Sheet1.A30</svg:desc>
                </draw:g>
              </table:table-cell>
              <table:table-cell office:value-type="float" office:value="13">
                <text:p>13</text:p>
                <draw:g>
                  <svg:desc>Sheet1.C30:Sheet1.F30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otal Points</text:p>
                <draw:g>
                  <svg:desc>Sheet1.A31:Sheet1.A31</svg:desc>
                </draw:g>
              </table:table-cell>
              <table:table-cell office:value-type="float" office:value="47">
                <text:p>47</text:p>
                <draw:g>
                  <svg:desc>Sheet1.C31:Sheet1.F31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linear" draw:start-color="#f7fafd" draw:end-color="#b5d2ec" draw:start-intensity="100%" draw:end-intensity="100%" draw:angle="0" draw:border="0%"/>
  </office:styles>
</office:document-styles>
</file>